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1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1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1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1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1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1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1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1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1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1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2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2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2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2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2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2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2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2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2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2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3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3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3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3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3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3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3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3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3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3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4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4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4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4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4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4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4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4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4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</office:automatic-styles>
  <office:body>
    <office:text text:use-soft-page-breaks="true">
      <text:p text:style-name="P1">%% Losses Calculation for television radiocoverage</text:p>
      <text:p text:style-name="P2"/>
      <text:p text:style-name="P3">% Calculate lambda for f= 570 MHz</text:p>
      <text:p text:style-name="P4">f = 570;</text:p>
      <text:p text:style-name="P5">e_0 = 8.854 * 10^(-12);</text:p>
      <text:p text:style-name="P6">m_0 = 4 * pi * 10^(-7);</text:p>
      <text:p text:style-name="P7">c = 1 / sqrt(e_0 * m_0);</text:p>
      <text:p text:style-name="P8">lambda = (c / (f * 10^6));</text:p>
      <text:p text:style-name="P9"/>
      <text:p text:style-name="P10">% Define the distance between settlements and broadcasting center</text:p>
      <text:p text:style-name="P11">d_values = [10, 2, 10, 33, 13, 22, 13, 8, 7, 3, 6, 11, 15, 11, 4, 3, 10];</text:p>
      <text:p text:style-name="P12"/>
      <text:p text:style-name="P13">% Define Pmax</text:p>
      <text:p text:style-name="P14">Pmax_values = [0.04, 0, 0, 1, 0, 0, 1, 1, 0, 0, 0, 1, 0, 0.13, 0, 0, 0];</text:p>
      <text:p text:style-name="P15"/>
      <text:p text:style-name="P16">% Initialize a matrix to store the results</text:p>
      <text:p text:style-name="P17">results_matrix = zeros(17, 7);</text:p>
      <text:p text:style-name="P18"/>
      <text:p text:style-name="P19">Ltot = zeros(17, 1);</text:p>
      <text:p text:style-name="P20"/>
      <text:p text:style-name="P21">for i = 1:17</text:p>
      <text:p text:style-name="P22"><text:s text:c="4"/>d = d_values(i);</text:p>
      <text:p text:style-name="P23"><text:s text:c="4"/>P = Pmax_values(i);</text:p>
      <text:p text:style-name="P24"><text:s text:c="4"/>free_space_losses = 122 + 20 * log10(d) - 20 * log10(lambda * 100);</text:p>
      <text:p text:style-name="P25"><text:s text:c="4"/>v = 1.4142 * (2 * P - 1);</text:p>
      <text:p text:style-name="P26"/>
      <text:p text:style-name="P27"><text:s text:c="4"/>if v &lt; -0.7</text:p>
      <text:p text:style-name="P28"><text:s text:c="8"/>Ldiff = 0;</text:p>
      <text:p text:style-name="P29"><text:s text:c="4"/>else</text:p>
      <text:p text:style-name="P30"><text:s text:c="8"/>Ldiff = 6.9 + 20*log10(sqrt(((v-0.1)^2)+1)+v-0.1);</text:p>
      <text:p text:style-name="P31"><text:s text:c="4"/>end</text:p>
      <text:p text:style-name="P32"/>
      <text:p text:style-name="P33"><text:s text:c="4"/>Ltot(i) = free_space_losses + Ldiff + 4;</text:p>
      <text:p text:style-name="P34"/>
      <text:p text:style-name="P35"><text:s text:c="4"/>% Store results in the matrix</text:p>
      <text:p text:style-name="P36"><text:s text:c="4"/>results_matrix(i, 1) = i;</text:p>
      <text:p text:style-name="P37"><text:s text:c="4"/>results_matrix(i, 2) = d;</text:p>
      <text:p text:style-name="P38"><text:s text:c="4"/>results_matrix(i, 3) = free_space_losses;</text:p>
      <text:p text:style-name="P39"><text:s text:c="4"/>results_matrix(i, 4) = P;</text:p>
      <text:p text:style-name="P40"><text:s text:c="4"/>results_matrix(i, 5) = v;</text:p>
      <text:p text:style-name="P41"><text:s text:c="4"/>results_matrix(i, 6) = Ldiff;</text:p>
      <text:p text:style-name="P42"><text:s text:c="4"/>results_matrix(i, 7) = Ltot(i);</text:p>
      <text:p text:style-name="P43">end</text:p>
      <text:p text:style-name="P44"/>
      <text:p text:style-name="P45">% Display the results matrix with column labels</text:p>
      <text:p text:style-name="P46">disp('Results Matrix:');</text:p>
      <text:p text:style-name="P47">fprintf('%4s <text:s/>%10s <text:s/>%15s <text:s/>%5s <text:s/>%15s <text:s/>%15s <text:s/>%15s\n', 'Iter', 'Distance (Km)', 'LFS', 'Pmax', 'v', 'Ldiff', 'Ltot');</text:p>
      <text:p text:style-name="P48">fprintf('%4d <text:s/>%10.2f <text:s/>%15.4f <text:s/>%5.2f <text:s/>%15.4f <text:s/>%15.4f <text:s/>%15.4f\n', results_matrix.')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omas Kyriakos Pravinos</meta:initial-creator>
    <dc:creator>Thomas Kyriakos Pravinos</dc:creator>
    <meta:creation-date>2023-11-17T11:50:00Z</meta:creation-date>
    <dc:date>2023-11-17T11:50:00Z</dc:date>
    <meta:template xlink:href="Normal" xlink:type="simple"/>
    <meta:editing-cycles>1</meta:editing-cycles>
    <meta:editing-duration>PT0S</meta:editing-duration>
    <meta:document-statistic meta:page-count="1" meta:paragraph-count="2" meta:word-count="207" meta:character-count="1386" meta:row-count="9" meta:non-whitespace-character-count="1181"/>
  </office:meta>
</office:document-meta>
</file>